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621cm" fo:margin-left="1.08cm" fo:margin-top="0cm" fo:margin-bottom="0cm" table:align="left" style:writing-mode="lr-tb"/>
    </style:style>
    <style:style style:name="Table1.A" style:family="table-column">
      <style:table-column-properties style:column-width="8.073cm"/>
    </style:style>
    <style:style style:name="Table1.B" style:family="table-column">
      <style:table-column-properties style:column-width="7.54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font-name="Times New Roman" fo:font-size="12pt" fo:font-weight="bold" style:font-name-asian="MS Mincho1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cm" fo:orphans="0" fo:widows="0"/>
      <style:text-properties style:font-name="Times New Roman" fo:font-size="12pt" style:font-name-asian="MS Mincho1" style:font-size-asian="12pt" style:font-size-complex="12pt"/>
    </style:style>
    <style:style style:name="P3" style:family="paragraph" style:parent-style-name="Standard">
      <style:paragraph-properties fo:margin-top="0cm" fo:margin-bottom="0cm" fo:text-align="end" style:justify-single-word="false" fo:orphans="0" fo:widows="0"/>
      <style:text-properties style:font-name="Times New Roman" fo:font-size="12pt" style:font-name-asian="MS Mincho1" style:font-size-asian="12pt" style:font-size-complex="12pt"/>
    </style:style>
    <style:style style:name="P4" style:family="paragraph" style:parent-style-name="Standard">
      <style:paragraph-properties fo:margin-top="0cm" fo:margin-bottom="0cm" fo:line-height="100%" fo:orphans="0" fo:widows="0"/>
      <style:text-properties style:font-name="Times New Roman" fo:font-size="12pt" style:font-name-asian="MS Mincho1" style:font-size-asian="12pt" style:font-size-complex="12pt"/>
    </style:style>
    <style:style style:name="P5" style:family="paragraph" style:parent-style-name="Standard">
      <style:paragraph-properties fo:margin-top="0cm" fo:margin-bottom="0cm" fo:orphans="0" fo:widows="0"/>
      <style:text-properties style:font-name="Times New Roman" fo:font-size="12pt" fo:font-weight="bold" style:font-name-asian="MS Mincho1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fo:orphans="0" fo:widows="0"/>
      <style:text-properties style:font-name="Times New Roman" fo:font-size="9pt" style:font-name-asian="MS Mincho1" style:font-size-asian="9pt" style:font-size-complex="9pt"/>
    </style:style>
    <style:style style:name="P7" style:family="paragraph" style:parent-style-name="Standard">
      <style:paragraph-properties fo:margin-top="0cm" fo:margin-bottom="0cm" fo:text-align="end" style:justify-single-word="false" fo:orphans="0" fo:widows="0"/>
    </style:style>
    <style:style style:name="P8" style:family="paragraph" style:parent-style-name="Standard">
      <style:paragraph-properties fo:margin-top="0cm" fo:margin-bottom="0cm" fo:orphans="0" fo:widows="0"/>
    </style:style>
    <style:style style:name="P9" style:family="paragraph" style:parent-style-name="Standard">
      <style:paragraph-properties fo:margin-top="0cm" fo:margin-bottom="0cm" fo:line-height="100%" fo:orphans="0" fo:widows="0"/>
    </style:style>
    <style:style style:name="P10" style:family="paragraph" style:parent-style-name="Standard">
      <style:paragraph-properties fo:margin-top="0cm" fo:margin-bottom="0cm" fo:orphans="0" fo:widows="0" fo:break-before="page"/>
    </style:style>
    <style:style style:name="P11" style:family="paragraph" style:parent-style-name="Standard">
      <style:paragraph-properties fo:margin-left="1.27cm" fo:margin-right="0cm" fo:margin-top="0cm" fo:margin-bottom="0cm" fo:orphans="0" fo:widows="0" fo:text-indent="0cm" style:auto-text-indent="false"/>
    </style:style>
    <style:style style:name="P12" style:family="paragraph" style:parent-style-name="Standard">
      <style:paragraph-properties fo:margin-left="1.27cm" fo:margin-right="0cm" fo:margin-top="0cm" fo:margin-bottom="0cm" fo:orphans="0" fo:widows="0" fo:text-indent="0cm" style:auto-text-indent="false"/>
      <style:text-properties style:font-name="Times New Roman" fo:font-size="12pt" style:font-name-asian="MS Mincho1" style:font-size-asian="12pt" style:font-size-complex="12pt"/>
    </style:style>
    <style:style style:name="P13" style:family="paragraph" style:parent-style-name="Standard">
      <style:paragraph-properties fo:margin-left="1.27cm" fo:margin-right="0cm" fo:margin-top="0cm" fo:margin-bottom="0cm" fo:line-height="100%" fo:orphans="0" fo:widows="0" fo:text-indent="0cm" style:auto-text-indent="false"/>
    </style:style>
    <style:style style:name="P14" style:family="paragraph" style:parent-style-name="Standard">
      <style:paragraph-properties fo:margin-left="1.252cm" fo:margin-right="0cm" fo:margin-top="0cm" fo:margin-bottom="0cm" fo:orphans="0" fo:widows="0" fo:text-indent="0cm" style:auto-text-indent="false"/>
      <style:text-properties style:font-name="Times New Roman" fo:font-size="12pt" style:font-name-asian="MS Mincho1" style:font-size-asian="12pt" style:font-size-complex="12pt"/>
    </style:style>
    <style:style style:name="P15" style:family="paragraph" style:parent-style-name="Standard">
      <style:paragraph-properties fo:margin-left="1.252cm" fo:margin-right="0cm" fo:margin-top="0cm" fo:margin-bottom="0cm" fo:orphans="0" fo:widows="0" fo:text-indent="0cm" style:auto-text-indent="false"/>
    </style:style>
    <style:style style:name="P16" style:family="paragraph" style:parent-style-name="Standard" style:master-page-name="Standard">
      <style:paragraph-properties fo:orphans="0" fo:widows="0" style:page-number="auto"/>
      <style:text-properties style:font-name="MS Mincho" style:font-name-asian="MS Mincho1" style:font-name-complex="MS Mincho1"/>
    </style:style>
    <style:style style:name="T1" style:family="text">
      <style:text-properties style:font-name="Times New Roman" fo:font-size="12pt" style:font-name-asian="MS Mincho1" style:font-size-asian="12pt" style:font-size-complex="12pt"/>
    </style:style>
    <style:style style:name="T2" style:family="text">
      <style:text-properties style:font-name="Times New Roman" fo:font-size="12pt" fo:font-weight="bold" style:font-name-asian="MS Mincho1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font-style="italic" style:font-name-asian="MS Mincho1" style:font-size-asian="12pt" style:font-style-asian="italic" style:font-size-complex="12pt" style:font-style-complex="italic"/>
    </style:style>
    <style:style style:name="T4" style:family="text">
      <style:text-properties style:font-name="Times New Roman" fo:font-size="9pt" style:font-name-asian="MS Mincho1" style:font-size-asian="9pt" style:font-size-complex="9pt"/>
    </style:style>
    <style:style style:name="T5" style:family="text">
      <style:text-properties fo:color="#0000ff" style:font-name="Times New Roman" fo:font-size="12pt" style:text-underline-style="solid" style:text-underline-width="auto" style:text-underline-color="font-color" style:font-name-asian="MS Mincho1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/>
      <text:p text:style-name="P7"><text:span text:style-name="T1"><text:s text:c="8"/></text:span></text:p>
      <text:p text:style-name="P3"/>
      <text:p text:style-name="P3"/>
      <text:p text:style-name="P2"/>
      <text:p text:style-name="P7"><text:span text:style-name="T4">Valid driver's licence and vehicle</text:span></text:p>
      <text:p text:style-name="P6"/>
      <text:p text:style-name="P6"/>
      <text:p text:style-name="P8"><text:span text:style-name="T2">Education:</text:span></text:p>
      <text:p text:style-name="P5"/>
      <text:p text:style-name="P8"><text:span text:style-name="T2"><text:tab/></text:span><text:span text:style-name="T3">Qualification<text:tab/></text:span><text:span text:style-name="T2"><text:tab/><text:tab/><text:tab/><text:tab/><text:tab/><text:tab/><text:tab/></text:span><text:span text:style-name="T3">Year</text:span></text:p>
      <text:p text:style-name="P11"><text:span text:style-name="T1">Victorian High School Diploma, Year 12 VCE<text:tab/><text:tab/><text:tab/>2006</text:span></text:p>
      <text:p text:style-name="P11"><text:span text:style-name="T1">Mount Waverley Secondary Collage<text:tab/><text:tab/><text:tab/><text:tab/></text:span></text:p>
      <text:p text:style-name="P12"/>
      <text:p text:style-name="P11"><text:span text:style-name="T1">Bachelor of Computer Science <text:tab/><text:tab/><text:tab/><text:tab/><text:tab/>2011 </text:span></text:p>
      <text:p text:style-name="P11"><text:span text:style-name="T1">Monash University</text:span></text:p>
      <text:p text:style-name="P12"/>
      <text:p text:style-name="P12"/>
      <text:p text:style-name="P8"><text:span text:style-name="T2">Profile:</text:span></text:p>
      <text:p text:style-name="P2"/>
      <text:p text:style-name="P11"><text:span text:style-name="T1">- Able to patiently listen to other points of view and assess the relative merits of potentially contradictory ideas.</text:span></text:p>
      <text:p text:style-name="P11"><text:span text:style-name="T1">- Highly self motivated and able to work under self guidance, but also able to follow orders and work in a group environment.</text:span></text:p>
      <text:p text:style-name="P11"><text:span text:style-name="T1">- Rapid, adaptable learner who can devise methods of learning tailored to the information/system that needs to be understood and assimilate information rapidly using those techniques.</text:span></text:p>
      <text:p text:style-name="P11"><text:span text:style-name="T1">-Able to teach others how to understand various systems using a variety of communication tools (speech, text, graphical imagery) in such a way that respects their existing level of understanding.</text:span></text:p>
      <text:p text:style-name="P11"><text:span text:style-name="T1">-Able to effectively manage large projects by breaking down tasks into component elements and planning for contingencies.</text:span></text:p>
      <text:p text:style-name="P2"/>
      <text:p text:style-name="P2"/>
      <text:p text:style-name="P1"/>
      <text:p text:style-name="P10"><text:span text:style-name="T2">Skills:</text:span></text:p>
      <text:p text:style-name="P2"/>
      <text:p text:style-name="P11"><text:span text:style-name="T1">- Adept at programming using languages including C, C++, Java, Python and Common Lisp.</text:span></text:p>
      <text:p text:style-name="P11"><text:span text:style-name="T1">- Is able to use Bash, HTML/CSS, XML, SQL, Javascript and x86 Assembly.</text:span></text:p>
      <text:p text:style-name="P11"><text:span text:style-name="T1">- Experience using existing software applications such as Microsoft Windows, Word, Excel, Powerpoint, Visual Studio, Linux and Emacs.</text:span></text:p>
      <text:p text:style-name="P11"><text:span text:style-name="T1">-Able to use English to a high level, and understands intermediate level Japanese.</text:span></text:p>
      <text:p text:style-name="P12"/>
      <text:p text:style-name="P12"/>
      <text:p text:style-name="P8"><text:span text:style-name="T2">Experience:</text:span></text:p>
      <text:p text:style-name="P2"/>
      <text:p text:style-name="P11"><text:span text:style-name="T1">-Working on open source projects.</text:span></text:p>
      <text:p text:style-name="P11"><text:span text:style-name="T1"><text:tab/></text:span><text:a xlink:type="simple" xlink:href="https://github.com/bluee567/" text:style-name="Internet_20_link" text:visited-style-name="Visited_20_Internet_20_Link"><text:span text:style-name="T5">https://github.com/bluee567/</text:span></text:a></text:p>
      <text:p text:style-name="P12"/>
      <text:p text:style-name="P11"><text:span text:style-name="T1">-Work placement at the Australian Radiation Protection and Nuclear Safety Agency (2004)</text:span></text:p>
      <text:p text:style-name="P12"/>
      <text:p text:style-name="P8"><text:span text:style-name="T2">Interests:</text:span></text:p>
      <text:p text:style-name="P14"/>
      <text:p text:style-name="P15"><text:span text:style-name="T1">Martial Arts (Tae Kwon Do, Fencing), Music (playing keyboard instruments), Game Development and 3D Modelling</text:span></text:p>
      <text:p text:style-name="P2"/>
      <text:p text:style-name="P2"/>
      <text:p text:style-name="P8"><text:span text:style-name="T2">Referees:</text:span></text:p>
      <text:p text:style-name="P5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T1">Lloyd Gao</text:span></text:p>
            <text:p text:style-name="P13"><text:span text:style-name="T1">Director</text:span></text:p>
            <text:p text:style-name="P13"><text:span text:style-name="T1">newcomputers.com.au</text:span></text:p>
            <text:p text:style-name="P13"><text:span text:style-name="T1">Business: 03 9568 6088</text:span></text:p>
            <text:p text:style-name="P13"><text:span text:style-name="T1">Mobile: 0414 777 586</text:span></text:p>
            <text:p text:style-name="P4"/>
          </table:table-cell>
          <table:table-cell table:style-name="Table1.A1" office:value-type="string">
            <text:p text:style-name="P9"><text:span text:style-name="T1">Robert </text:span></text:p>
            <text:p text:style-name="P9"><text:span text:style-name="T1">Supervisor</text:span></text:p>
            <text:p text:style-name="P9"><text:span text:style-name="T1">Chandler MacLeoud</text:span></text:p>
            <text:p text:style-name="P9"><text:span text:style-name="T1">Business: +61 383316050</text:span></text:p>
            <text:p text:style-name="P9"><text:span text:style-name="T1">Mobile: 0409 972 585 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1">Farah Darar</text:span></text:p>
            <text:p text:style-name="P13"><text:span text:style-name="T1">Consultant</text:span></text:p>
            <text:p text:style-name="P13"><text:span text:style-name="T1">Echo Australia</text:span></text:p>
            <text:p text:style-name="P13"><text:span text:style-name="T1">Business: 03 9563 1613</text:span></text:p>
            <text:p text:style-name="P13"><text:span text:style-name="T1">Mobile: 0430 854 589</text:span></text:p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font-size-asian="11pt" style:language-asian="en" style:country-asian="AU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font-name-asian="SimSun" style:font-size-asian="11pt" style:language-asian="en" style:country-asian="A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cho Australia</meta:initial-creator>
    <dc:creator>Andrew Van Caem</dc:creator>
    <meta:editing-cycles>8</meta:editing-cycles>
    <meta:print-date>2013-12-03T13:25:00</meta:print-date>
    <meta:creation-date>2013-12-03T13:21:00</meta:creation-date>
    <dc:date>2019-02-10T23:08:01.50</dc:date>
    <meta:editing-duration>PT27M54S</meta:editing-duration>
    <meta:generator>OpenOffice/4.1.5$Win32 OpenOffice.org_project/415m1$Build-9789</meta:generator>
    <meta:document-statistic meta:table-count="1" meta:image-count="0" meta:object-count="0" meta:page-count="2" meta:paragraph-count="41" meta:word-count="274" meta:character-count="1867"/>
    <meta:user-defined meta:name="AppVersion">12.0000</meta:user-defined>
    <meta:user-defined meta:name="Company">Echo Austral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